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4.1875in"/>
    </style:style>
    <style:style style:name="Table1.C" style:family="table-column">
      <style:table-column-properties style:column-width="2.3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1a87b"/>
    </style:style>
    <style:style style:name="P2" style:family="paragraph" style:parent-style-name="Standard">
      <style:text-properties officeooo:paragraph-rsid="0022c450"/>
    </style:style>
    <style:style style:name="P3" style:family="paragraph" style:parent-style-name="Standard">
      <style:text-properties officeooo:paragraph-rsid="0026b04a"/>
    </style:style>
    <style:style style:name="P4" style:family="paragraph" style:parent-style-name="Standard">
      <style:text-properties officeooo:rsid="00319049" officeooo:paragraph-rsid="00319049"/>
    </style:style>
    <style:style style:name="P5" style:family="paragraph" style:parent-style-name="Standard">
      <style:text-properties fo:font-style="italic" officeooo:rsid="00319049" officeooo:paragraph-rsid="00319049" style:font-style-asian="italic" style:font-style-complex="italic"/>
    </style:style>
    <style:style style:name="P6" style:family="paragraph" style:parent-style-name="Standard">
      <style:paragraph-properties style:writing-mode="lr-tb"/>
    </style:style>
    <style:style style:name="P7" style:family="paragraph" style:parent-style-name="Standard">
      <style:paragraph-properties style:writing-mode="lr-tb"/>
      <style:text-properties officeooo:rsid="00319049" officeooo:paragraph-rsid="00319049"/>
    </style:style>
    <style:style style:name="P8" style:family="paragraph" style:parent-style-name="Title">
      <style:text-properties style:font-name="Liberation Sans" fo:font-size="28pt" fo:font-weight="bold" officeooo:rsid="0033b57a" officeooo:paragraph-rsid="0033b57a" style:font-name-asian="Noto Sans CJK SC" style:font-size-asian="28pt" style:font-weight-asian="bold" style:font-name-complex="Lohit Devanagari" style:font-size-complex="28pt" style:font-weight-complex="bold"/>
    </style:style>
    <style:style style:name="T1" style:family="text">
      <style:text-properties officeooo:rsid="0030b59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BOM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418579991312">
          <table:table-cell table:style-name="Table1.A1" office:value-type="string">
            <text:p text:style-name="P5">Qty</text:p>
          </table:table-cell>
          <table:table-cell table:style-name="Table1.A1" office:value-type="string">
            <text:p text:style-name="P5">Component</text:p>
          </table:table-cell>
          <table:table-cell table:style-name="Table1.C1" office:value-type="string">
            <text:p text:style-name="P5">Digi-Key Part #</text:p>
          </table:table-cell>
        </table:table-row>
        <table:table-row table:style-name="TableLine94418580521728"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1">2 layer PCB</text:p>
          </table:table-cell>
          <table:table-cell table:style-name="Table1.C2" office:value-type="string">
            <text:p text:style-name="P1"/>
          </table:table-cell>
        </table:table-row>
        <table:table-row table:style-name="TableLine94418580523664"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Standard">PIC32MX270F256B-I/SP-ND microcontroller</text:p>
          </table:table-cell>
          <table:table-cell table:style-name="Table1.C2" office:value-type="string">
            <text:p text:style-name="Standard"><text:a xlink:type="simple" xlink:href="https://www.digikey.com/en/products/detail/microchip-technology/PIC32MX270F256B-I-SP/4902630" office:target-frame-name="_blank" xlink:show="new" text:style-name="Internet_20_link" text:visited-style-name="Visited_20_Internet_20_Link">PIC32MX270F256B-I/SP-ND</text:a></text:p>
          </table:table-cell>
        </table:table-row>
        <table:table-row table:style-name="TableLine94418580524464"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Standard">MCP1700-3302E/TO-ND voltage regulator</text:p>
          </table:table-cell>
          <table:table-cell table:style-name="Table1.C2" office:value-type="string">
            <text:p text:style-name="Standard"><text:a xlink:type="simple" xlink:href="https://www.digikey.com/en/products/detail/microchip-technology/MCP1700-3302E-TO/652680" office:target-frame-name="_blank" xlink:show="new" text:style-name="Internet_20_link" text:visited-style-name="Visited_20_Internet_20_Link">MCP1700-3302E/TO-ND</text:a></text:p>
          </table:table-cell>
        </table:table-row>
        <table:table-row table:style-name="TableLine94418580525312"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Standard">Red LED</text:p>
          </table:table-cell>
          <table:table-cell table:style-name="Table1.C2" office:value-type="string">
            <text:p text:style-name="Standard"><text:a xlink:type="simple" xlink:href="https://www.digikey.com/en/products/detail/creeled-inc/C503B-RAN-CZ0C0AA2/6561762" office:target-frame-name="_blank" xlink:show="new" text:style-name="Internet_20_link" text:visited-style-name="Visited_20_Internet_20_Link">C503B-RAN-CZ0C0AA2CT-ND</text:a></text:p>
          </table:table-cell>
        </table:table-row>
        <table:table-row table:style-name="TableLine94418580526112"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6">20MHz Crystal</text:p>
          </table:table-cell>
          <table:table-cell table:style-name="Table1.C2" office:value-type="string">
            <text:p text:style-name="P6"><text:a xlink:type="simple" xlink:href="https://www.digikey.com/en/products/detail/abracon-llc/ABL-20-000MHZ-B2/675241" office:target-frame-name="_blank" xlink:show="new" text:style-name="Internet_20_link" text:visited-style-name="Visited_20_Internet_20_Link">535-9046-ND</text:a></text:p>
          </table:table-cell>
        </table:table-row>
        <table:table-row table:style-name="TableLine94418580526864"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6">Sobertone GT-0603A-2 <text:span text:style-name="T1">Buzzer</text:span></text:p>
          </table:table-cell>
          <table:table-cell table:style-name="Table1.C2" office:value-type="string">
            <text:p text:style-name="P6"><text:a xlink:type="simple" xlink:href="https://www.digikey.com/en/products/detail/soberton-inc/GT-0603A-2/8600790" office:target-frame-name="_blank" xlink:show="new" text:style-name="Internet_20_link" text:visited-style-name="Visited_20_Internet_20_Link">433-1193-ND</text:a></text:p>
          </table:table-cell>
        </table:table-row>
        <table:table-row table:style-name="TableLine94418580527824"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Standard">Ceramic Capacitors 27pF 50V</text:p>
          </table:table-cell>
          <table:table-cell table:style-name="Table1.C2" office:value-type="string">
            <text:p text:style-name="Standard"><text:a xlink:type="simple" xlink:href="https://www.digikey.com/en/products/detail/vishay-beyschlag-draloric-bc-components/K270J15C0GF5TL2/286460" office:target-frame-name="_blank" xlink:show="new" text:style-name="Internet_20_link" text:visited-style-name="Visited_20_Internet_20_Link">BC1006CT-ND</text:a></text:p>
          </table:table-cell>
        </table:table-row>
        <table:table-row table:style-name="TableLine94418580528784"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6">Ceramic Capacitors 0.1uF 50V</text:p>
          </table:table-cell>
          <table:table-cell table:style-name="Table1.C2" office:value-type="string">
            <text:p text:style-name="P6"><text:a xlink:type="simple" xlink:href="https://www.digikey.com/en/products/detail/vishay-beyschlag-draloric-bc-components/K104Z15Y5VE5TL2/286602" office:target-frame-name="_blank" xlink:show="new" text:style-name="Internet_20_link" text:visited-style-name="Visited_20_Internet_20_Link">BC1148CT-ND</text:a></text:p>
          </table:table-cell>
        </table:table-row>
        <table:table-row table:style-name="TableLine94418580529664"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3">Ceramic Capacitors 10uF 16V</text:p>
          </table:table-cell>
          <table:table-cell table:style-name="Table1.C2" office:value-type="string">
            <text:p text:style-name="P3"><text:a xlink:type="simple" xlink:href="https://www.digikey.com/en/products/detail/tdk-corporation/FK24X5R1C106KR000/2815427" office:target-frame-name="_blank" xlink:show="new" text:style-name="Internet_20_link" text:visited-style-name="Visited_20_Internet_20_Link">445-FK24X5R1C106KR000-ND</text:a></text:p>
          </table:table-cell>
        </table:table-row>
        <table:table-row table:style-name="TableLine94418580530624"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Standard">Resistor 82Ω</text:p>
          </table:table-cell>
          <table:table-cell table:style-name="Table1.C2" office:value-type="string">
            <text:p text:style-name="Standard"><text:a xlink:type="simple" xlink:href="https://www.digikey.com/en/products/detail/stackpole-electronics-inc/CF14JT82R0/1741513" office:target-frame-name="_blank" xlink:show="new" text:style-name="Internet_20_link" text:visited-style-name="Visited_20_Internet_20_Link">CF14JT82R0CT-ND</text:a></text:p>
          </table:table-cell>
        </table:table-row>
        <table:table-row table:style-name="TableLine94418580531584"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Standard">Resistor 220Ω</text:p>
          </table:table-cell>
          <table:table-cell table:style-name="Table1.C2" office:value-type="string">
            <text:p text:style-name="Standard"><text:a xlink:type="simple" xlink:href="https://www.digikey.com/en/products/detail/stackpole-electronics-inc/CF14JT220R/1741346" office:target-frame-name="_blank" xlink:show="new" text:style-name="Internet_20_link" text:visited-style-name="Visited_20_Internet_20_Link">CF14JT220RCT-ND</text:a></text:p>
          </table:table-cell>
        </table:table-row>
        <table:table-row table:style-name="TableLine94418580532544"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Standard">Resistors 4.7KΩ (4)</text:p>
          </table:table-cell>
          <table:table-cell table:style-name="Table1.C2" office:value-type="string">
            <text:p text:style-name="Standard"><text:a xlink:type="simple" xlink:href="https://www.digikey.com/en/products/detail/stackpole-electronics-inc/CF14JT4K70/1741428" office:target-frame-name="_blank" xlink:show="new" text:style-name="Internet_20_link" text:visited-style-name="Visited_20_Internet_20_Link">CF14JT4K70CT-ND</text:a></text:p>
          </table:table-cell>
        </table:table-row>
        <table:table-row table:style-name="TableLine94418580533504"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Standard">Resistor 10KΩ</text:p>
          </table:table-cell>
          <table:table-cell table:style-name="Table1.C2" office:value-type="string">
            <text:p text:style-name="Standard"><text:a xlink:type="simple" xlink:href="https://www.digikey.com/en/products/detail/stackpole-electronics-inc/CF14JT10K0/1741265" office:target-frame-name="_blank" xlink:show="new" text:style-name="Internet_20_link" text:visited-style-name="Visited_20_Internet_20_Link">CF14JT10K0CT-ND</text:a></text:p>
          </table:table-cell>
        </table:table-row>
        <table:table-row table:style-name="TableLine94418580534464"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Standard">Resistor 100KΩ</text:p>
          </table:table-cell>
          <table:table-cell table:style-name="Table1.C2" office:value-type="string">
            <text:p text:style-name="Standard"><text:a xlink:type="simple" xlink:href="https://www.digikey.com/en/products/detail/stackpole-electronics-inc/CF14JT100K/1741263" office:target-frame-name="_blank" xlink:show="new" text:style-name="Internet_20_link" text:visited-style-name="Visited_20_Internet_20_Link">CF14JT100KCT-ND</text:a></text:p>
          </table:table-cell>
        </table:table-row>
        <table:table-row table:style-name="TableLine94418580535424"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Standard">USB B Type Socket</text:p>
          </table:table-cell>
          <table:table-cell table:style-name="Table1.C2" office:value-type="string">
            <text:p text:style-name="Standard"><text:a xlink:type="simple" xlink:href="https://www.digikey.com/en/products/detail/cui-devices/UJ2-BH-W4-TH/6188078" office:target-frame-name="_blank" xlink:show="new" text:style-name="Internet_20_link" text:visited-style-name="Visited_20_Internet_20_Link">102-5888-ND</text:a></text:p>
          </table:table-cell>
        </table:table-row>
        <table:table-row table:style-name="TableLine94418580536384"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Standard">DE-15 Female Connector</text:p>
          </table:table-cell>
          <table:table-cell table:style-name="Table1.C2" office:value-type="string">
            <text:p text:style-name="Standard"><text:a xlink:type="simple" xlink:href="https://www.digikey.com/en/products/detail/amphenol-cs-commercial-products/L77HDE15SD1CH4F/4888523" office:target-frame-name="_blank" xlink:show="new" text:style-name="Internet_20_link" text:visited-style-name="Visited_20_Internet_20_Link">L77HDE15SD1CH4F-ND</text:a></text:p>
          </table:table-cell>
        </table:table-row>
        <table:table-row table:style-name="TableLine94418580537344"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Standard">6 Pin Mini DIN Female Connector</text:p>
          </table:table-cell>
          <table:table-cell table:style-name="Table1.C2" office:value-type="string">
            <text:p text:style-name="Standard"><text:a xlink:type="simple" xlink:href="https://www.digikey.com/en/products/detail/cui-devices/MD-60SM/96940" office:target-frame-name="_blank" xlink:show="new" text:style-name="Internet_20_link" text:visited-style-name="Visited_20_Internet_20_Link">CP-2260-ND</text:a></text:p>
          </table:table-cell>
        </table:table-row>
        <table:table-row table:style-name="TableLine94418580538304"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Standard">4 way Header Connector</text:p>
          </table:table-cell>
          <table:table-cell table:style-name="Table1.C2" office:value-type="string">
            <text:p text:style-name="Standard"><text:a xlink:type="simple" xlink:href="https://www.digikey.com/en/products/detail/te-connectivity-amp-connectors/3-641215-4/765872" office:target-frame-name="_blank" xlink:show="new" text:style-name="Internet_20_link" text:visited-style-name="Visited_20_Internet_20_Link">A30788-ND</text:a></text:p>
          </table:table-cell>
        </table:table-row>
        <table:table-row table:style-name="TableLine94418580539264"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Standard">2 way Header Connector</text:p>
          </table:table-cell>
          <table:table-cell table:style-name="Table1.C2" office:value-type="string">
            <text:p text:style-name="Standard"><text:a xlink:type="simple" xlink:href="https://www.digikey.com/en/products/detail/te-connectivity-amp-connectors/641215-2/331087" office:target-frame-name="_blank" xlink:show="new" text:style-name="Internet_20_link" text:visited-style-name="Visited_20_Internet_20_Link">A24932-ND</text:a></text:p>
          </table:table-cell>
        </table:table-row>
        <table:table-row table:style-name="TableLine94418580540224"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Standard">DIP socket</text:p>
          </table:table-cell>
          <table:table-cell table:style-name="Table1.C2" office:value-type="string">
            <text:p text:style-name="Standard"><text:a xlink:type="simple" xlink:href="https://www.digikey.com/en/products/detail/on-shore-technology-inc/ED281DT/4147600" office:target-frame-name="_blank" xlink:show="new" text:style-name="Internet_20_link" text:visited-style-name="Visited_20_Internet_20_Link">ED3050-5-ND</text:a></text:p>
          </table:table-cell>
        </table:table-row>
        <table:table-row table:style-name="TableLine94418580541184">
          <table:table-cell table:style-name="Table1.A2" office:value-type="string">
            <text:p text:style-name="P4">16</text:p>
          </table:table-cell>
          <table:table-cell table:style-name="Table1.A2" office:value-type="string">
            <text:p text:style-name="Standard">Header Pins</text:p>
          </table:table-cell>
          <table:table-cell table:style-name="Table1.C2" office:value-type="string">
            <text:p text:style-name="Standard"><text:a xlink:type="simple" xlink:href="https://www.digikey.com/en/products/detail/sullins-connector-solutions/PRPC032SAAN-RC/2775222" office:target-frame-name="_blank" xlink:show="new" text:style-name="Internet_20_link" text:visited-style-name="Visited_20_Internet_20_Link">S1011EC-32-ND</text:a></text:p>
          </table:table-cell>
        </table:table-row>
        <table:table-row table:style-name="TableLine94418580542144"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2">Jumpers</text:p>
          </table:table-cell>
          <table:table-cell table:style-name="Table1.C2" office:value-type="string">
            <text:p text:style-name="P2"><text:a xlink:type="simple" xlink:href="https://www.digikey.com/en/products/detail/sullins-connector-solutions/QPC02SXGN-RC/2618262" office:target-frame-name="_blank" xlink:show="new" text:style-name="Internet_20_link" text:visited-style-name="Visited_20_Internet_20_Link">S9337-ND</text:a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03T11:46:51.005791754</meta:creation-date>
    <dc:date>2023-01-31T21:19:29.580595690</dc:date>
    <meta:editing-duration>PT2H39M49S</meta:editing-duration>
    <meta:editing-cycles>21</meta:editing-cycles>
    <meta:generator>LibreOffice/6.4.7.2$Linux_X86_64 LibreOffice_project/40$Build-2</meta:generator>
    <meta:print-date>2020-09-24T16:36:48.672262890</meta:print-date>
    <meta:document-statistic meta:table-count="1" meta:image-count="0" meta:object-count="0" meta:page-count="1" meta:paragraph-count="69" meta:word-count="113" meta:character-count="779" meta:non-whitespace-character-count="735"/>
  </office:meta>
</office:document-meta>
</file>